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M Mono" svg:font-family="'DM Mono', monospace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sumen del Flujo:</text:p>
      <text:p text:style-name="Standard">git add . (Prepara todos los archivos modificados)</text:p>
      <text:p text:style-name="Standard">git commit -m "Mensaje" (Crea un punto de guardado con un mensaje descriptivo)</text:p>
      <text:p text:style-name="Standard">git push origin main (Sube el punto de guardado a GitHub)</text:p>
      <text:p text:style-name="Standard">npm run build (Crea la versión de producción optimizada)</text:p>
      <text:p text:style-name="Standard">npm run deploy (Publica esa versión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M Mono" svg:font-family="'DM Mono', monospace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1T11:04:57.059000000</meta:creation-date>
    <dc:date>2025-07-01T12:43:18.039000000</dc:date>
    <meta:editing-duration>PT1M14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6" meta:word-count="50" meta:character-count="295" meta:non-whitespace-character-count="251"/>
  </office:meta>
</office:document-meta>
</file>